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d9b9" officeooo:paragraph-rsid="0015d9b9"/>
    </style:style>
    <style:style style:name="P2" style:family="paragraph" style:parent-style-name="Standard">
      <style:text-properties officeooo:rsid="00168a5d" officeooo:paragraph-rsid="00168a5d"/>
    </style:style>
    <style:style style:name="P3" style:family="paragraph" style:parent-style-name="Standard">
      <style:text-properties officeooo:rsid="0017ef3b" officeooo:paragraph-rsid="0017ef3b"/>
    </style:style>
    <style:style style:name="P4" style:family="paragraph" style:parent-style-name="Standard">
      <style:text-properties officeooo:rsid="0018251a" officeooo:paragraph-rsid="0018251a"/>
    </style:style>
    <style:style style:name="P5" style:family="paragraph" style:parent-style-name="Standard">
      <style:text-properties officeooo:rsid="00186429" officeooo:paragraph-rsid="00186429"/>
    </style:style>
    <style:style style:name="T1" style:family="text">
      <style:text-properties officeooo:rsid="001825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4 day1</text:p>
      <text:p text:style-name="P1">Opinionated languages – rails is – because we have a structure and we have to follow it – convention over config </text:p>
      <text:p text:style-name="P1">gem install rails – gem</text:p>
      <text:p text:style-name="P2">creating a DB - rake <text:a xlink:type="simple" xlink:href="db:create" text:style-name="Internet_20_link" text:visited-style-name="Visited_20_Internet_20_Link">db:create</text:a></text:p>
      <text:p text:style-name="P2"/>
      <text:p text:style-name="P2">git init – <text:span text:style-name="T1">in time tracker file</text:span> </text:p>
      <text:p text:style-name="P2">git add .</text:p>
      <text:p text:style-name="P3">git commit -m "add the first rails structure of the app"</text:p>
      <text:p text:style-name="P3"/>
      <text:p text:style-name="P4">root – same as – get</text:p>
      <text:p text:style-name="P4">#___action – action is a method in the controller</text:p>
      <text:p text:style-name="P4">explanation - get '/', to: 'site#home' (slide 24-p2)</text:p>
      <text:p text:style-name="P4"/>
      <text:p text:style-name="P4"/>
      <text:p text:style-name="P4">rails generate controller site – command that creates a new load of files.</text:p>
      <text:p text:style-name="P4"/>
      <text:p text:style-name="P5"/>
      <text:p text:style-name="P4"/>
      <text:p text:style-name="P4"/>
      <text:p text:style-name="P4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4:37:44.958001756</meta:creation-date>
    <meta:editing-duration>PT44S</meta:editing-duration>
    <meta:editing-cycles>2</meta:editing-cycles>
    <meta:generator>LibreOffice/5.0.5.2$Linux_X86_64 LibreOffice_project/00m0$Build-2</meta:generator>
    <dc:date>2016-04-19T14:38:21.555009943</dc:date>
    <meta:document-statistic meta:table-count="0" meta:image-count="0" meta:object-count="0" meta:page-count="1" meta:paragraph-count="12" meta:word-count="83" meta:character-count="470" meta:non-whitespace-character-count="386"/>
  </office:meta>
</office:document-meta>
</file>